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Helvetica, sans-serif"/>
    <style:font-face style:name="Arial4" svg:font-family="Arial, sans-serif"/>
    <style:font-face style:name="NexusSans" svg:font-family="NexusSans, Arial, Helvetica, sans-serif"/>
    <style:font-face style:name="Open Sans" svg:font-family="'Open Sans', 'Segoe UI', Frutiger, 'Frutiger Linotype', 'Dejavu Sans', 'Helvetica Neue', Arial, sans-serif"/>
    <style:font-face style:name="OpenSymbol" svg:font-family="OpenSymbol"/>
    <style:font-face style:name="Verdana" svg:font-family="Verdana, Helvetica, Arial, sans-serif"/>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list-style-name="L1"/>
    <style:style style:name="P2" style:family="paragraph" style:list-style-name="L4"/>
    <style:style style:name="P3" style:family="paragraph">
      <style:paragraph-properties fo:break-before="pag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aktikumsbericht</text:h>
      <text:p text:style-name="Signature">von Lydia Buntrock</text:p>
      <text:h text:style-name="Heading_20_3" text:outline-level="3">Adresse</text:h>
      <text:p text:style-name="Text_20_body">Havensteinstraße 29, 12259 Berlin</text:p>
      <text:h text:style-name="Heading_20_3" text:outline-level="3">Matrikelnummer</text:h>
      <text:p text:style-name="Text_20_body">4504911</text:p>
      <text:h text:style-name="Heading_20_3" text:outline-level="3">Studienfach</text:h>
      <text:p text:style-name="Text_20_body">Bioinformatik Master</text:p>
      <text:h text:style-name="Heading_20_3" text:outline-level="3">Praktikumsgeber und Ansprechperson</text:h>
      <text:p text:style-name="Text_20_body">Prof. Emanuel Heitlinger</text:p>
      <text:p text:style-name="Text_20_body">Ökologie und Evolution molekularer Parasit-Wirts-Interaktion</text:p>
      <text:p text:style-name="Text_20_body">Institut für Biologie</text:p>
      <text:p text:style-name="Text_20_body">Humboldt-Universität zu Berlin</text:p>
      <text:p text:style-name="Text_20_body">Philippstraße 13, Haus 14</text:p>
      <text:p text:style-name="Text_20_body">10115 Berlin</text:p>
      <text:h text:style-name="Heading_20_3" text:outline-level="3">Zeitpunkt und Dauer</text:h>
      <text:p text:style-name="Text_20_body">15.5.2017 – 15.9.2017</text:p>
      <text:h text:style-name="Heading_20_3" text:outline-level="3">Bezahlung</text:h>
      <text:p text:style-name="Text_20_body">Es war ein unbezahltes Praktikum.</text:p>
      <text:h text:style-name="Heading_20_2" text:outline-level="2"/>
      <text:h text:outline-level="2">Praktikumssuche</text:h>
      <text:h text:style-name="Heading_20_3" text:outline-level="3">Ziele</text:h>
      <text:p text:style-name="Text_20_body">Meine Ziele waren zum einen einen Einblick in die Forschung an einem Forschungsinstitut zu bekommen und zum anderen eventuelle Möglichkeiten für eine folgende Masterarbeit zu erschließen.</text:p>
      <text:h text:style-name="Heading_20_3" text:outline-level="3">Praktikumssuche </text:h>
      <text:list xml:id="list3029347516066057202" text:style-name="L1">
        <text:list-header>
          <text:p>Um einen Praktikumsplatz zu finden habe ich mir diverse Forschungsinstitute herausgesucht und dort einige Forschungsgruppen angeschrieben. Unter anderen das Max Plank Institut in Leipzig, das MPI Infektionsbiologie, MPI molekulare Genetik und eben auch das Leibniz Institut für Zoo und Wildtierforschung. Dort bin ich an die Forschungsgruppe von Emanuel Heitlinger weitergeleitet worden und habe mich dann in seiner Gruppe: „Ökologie und Evolution molekularer Parasit-Wirts Interaktion“ beworben und angenommen worden.</text:p>
        </text:list-header>
      </text:list>
      <text:p text:style-name="Text_20_body">Die Arbeitsgruppe ist eine Kooperation zwischen IZW und HU.</text:p>
      <text:h text:style-name="Heading_20_3" text:outline-level="3">Praktikumsplatz</text:h>
      <text:p text:style-name="Text_20_body">Die Humboldt-Universität zu Berlin (HU Berlin), gegründet 1809 ist eine der zahlreichen Universitäten Berlins und gehört zu den 20 größten Hochschulen Deutschlands.</text:p>
      <text:p text:style-name="Text_20_body">Die Arbeitsgruppe Molekulare Parasitologie gehört zum Institut für Biologie, wurde 1995 gegründet und hat Prof. Dr. Richard Lucius als Leiter.</text:p>
      <text:p text:style-name="Text_20_body">Emanuel Heitlinger leitet die Forschungsgruppe „Ökologie und Evolution molekularer Parasit-Wirts Interaktion“, in welcher ich mein Praktikum absolviert habe. Sie besteht aus einer Mischung aus Praktikanten, Bachelor und Masterstudenten, zwei Ph.D. Studenten und dem Juniorprofessor Emanuel Heitlinger. Es sind ca. 10 Personen (es gibt eine rege Fluktuation, z.B. durch neue Praktikanten) und sind hauptsächlich im Fachgebiet der Biologie anzusiedeln.</text:p>
      <text:h text:style-name="Heading_20_2" text:outline-level="2">Arbeitsgruppe: Ökologie und Evolution molekularer Parasit-Wirts Interaktion</text:h>
      <text:h text:style-name="Heading_20_3" text:outline-level="3">Eimeria und andere Pathogene in einer Hausmaus Hybridzone</text:h>
      <text:p text:style-name="Text_20_body">Die Arbeit der Gruppe verbindet evolutionäre Fragen mit mechanistischen Aspekten der Interaktion zwischen Parasiten und ihren Wirten. Zu diesem Zweck wollen sie ein Modellsystem für die Koevolution und die lokale Anpassung schaffen, das sowohl in seiner ursprünglichen ökologischen Umgebung als auch in Laborexperimenten zugänglich ist.</text:p>
      <text:p text:style-name="Text_20_body">Die Hybridzone der beiden Unterarten der Hausmaus Mus musculus musculus und Mus musculus domesticus bestimmt oft die Populationsstruktur von Parasiten und kann daher als ein natürliches Labor für Anpassungen und Koevolution betrachtet werden. Es ist möglich, Parasiten-Genotypen zu identifizieren, die an eine Unterart auf dem Hintergrund der gut untersuchten Mausgenome angepasst sind. Sie verwenden die Hausmaus als zugänglichen Modellwirt sowohl im Feld als auch im Labor und führen ihre Parasiten als neuartige Teile eines Modellsystems für koevolutionäre Prozesse ein.</text:p>
      <text:p text:style-name="Text_20_body">… Quelle: https://www.biologie.hu-berlin.de/de/gruppenseiten/ecoevolpara</text:p>
      <text:h text:style-name="Heading_20_2" text:outline-level="2"><text:soft-page-break/>Meine Tätigkeitsbereiche und Aufgaben</text:h>
      <text:p text:style-name="Text_20_body">Meine Aufgabe war es, die Arbeit eines anderen Masterstudenten (Marius Bäsler) nachzuvollzuvollziehen und daran anknüpfend die Grundlage für eigene Ergebnisse zu schaffen.</text:p>
      <text:p text:style-name="Text_20_body">Inhaltlich ging es um die Untersuchung der Entstehung des Parasitismus im „Baum des Lebens“ (Tree of Life). Es gibt mehrere Ursprünge, schon alleine damit begründet, dass es die verschiedensten Arten von Parasitismus gibt. Marius hat zur Bestimmung dieser den taxonomischen Baum von Open Tree of Life (https://tree.opentreeoflife.org/opentree/argus/opentree9.1@ott93302) genutzt und als Daten über Parasitismus die GloBI Datenbank (http://www.globalbioticinteractions.org/).</text:p>
      <text:p text:style-name="Text_20_body">Mein Ziel war es Vorraussetzungen zu schaffen seine Arbeit auf einen phylogenetischen Baum zu übertragen.</text:p>
      <text:h text:style-name="Heading_20_3" text:outline-level="3">Tätigkeiten</text:h>
      <text:p text:style-name="Text_20_body">Meine Zeit war aufgeteilt in eigenständige Recherche zum Thema und kleinere Implementierungen von Algorithmen für die von mir genutzten Datensätze und außerdem natürlich dem Lesen von Marius Arbeit und dem Ausführen und Testen seiner Scripte.</text:p>
      <text:p text:style-name="Text_20_body">Ich konnte mir diese Tätigkeiten frei einteilen und somit selbst entscheiden, was gerade wichtig ist.</text:p>
      <text:h text:style-name="Heading_20_3" text:outline-level="3">Anforderungen</text:h>
      <text:p text:style-name="Text_20_body">Zur Ausführung der Tätigkeiten musste ich ein gewisses Verständnis für die genutzten Programmiersprachen mitbringen beziehungsweise mir aneignen. Marius arbeitet vor allem mit der Graphdatenbank ArangoDB, Javascript und Bash-Scripten.</text:p>
      <text:p text:style-name="Text_20_body">Ich habe meine eigenen Algorithmen zum Teil auch in Python und R verfasst, um auf einige Bibliotheken zurückgreifen zu können, die sich mit zu unseren ähnlichen Problemen befassen.</text:p>
      <text:p text:style-name="Text_20_body">Außerdem war natürlich ein gewisses biologisches Grundverständis nötig, um auch Inhaltlich navollziehen zu können worum es eigentlich geht und welche weiteren Schritte sinnvoll sind.</text:p>
      <text:h text:style-name="Heading_20_3" text:outline-level="3">Arbeitsalltag</text:h>
      <text:p text:style-name="Text_20_body">Meine Arbeitszeiten konnte ich größtenteils selbst festlegen. Es gab regelmäßige Gruppenmeetings, zu welchen die Anwesenheit gewünscht war. Ansonsten war nur wichtig, dass ich in der Summe mindestens auf die geforderten 270 Stunden Präsenzzeit für das Praktikum komme.</text:p>
      <text:p text:style-name="Text_20_body">In den Gruppenmeetings hat jeder seinen Fortschritt der letzten Zeit vorgestellt wodurch ein gewisses Tempo und eine gewisse Kontrolle gegeben war. Außerdem hat man dadurch viel Feedback und Ideen einsammeln können.</text:p>
      <text:h text:style-name="Heading_20_2" text:outline-level="2">Betreuung, Zusammenarbeit und Atmosphäre</text:h>
      <text:p text:style-name="Text_20_body">Es gab keine starke Hierarchie, was die Arbeit in der Gruppe sehr angenehm macht. Außerdem sind alle total interessiert und motiviert an ihren Projekten und schaffen eine gute Arbeitsatmosphäre.</text:p>
      <text:p text:style-name="Text_20_body">Meine Arbeit hatte mit dem Rest der Gruppe (bis auf Marius) wenig bis gar keine Über<text:soft-page-break/>schneidungen und war auch in einem anderen Kompetenzbereich (Informatik anstatt Biologie), sodass ich nur zwei Ansprechpartner hatte, Emanuel und Marius. Dies war manchmal etwas schwierig, da vor allem Emanuel als Teamleiter sehr viel zu tun hatte. Aber trotzdem waren alle sehr Hilfsbereit und für vorgeschlagene Meetings immer offen.</text:p>
      <text:p text:style-name="Text_20_body">Marius hat den Großteil der organisatorischen Dinge, wie den Zugang zum Server einrichten etc übernommen und mich in seine Arbeitsumgebung eingearbeitet.</text:p>
      <text:p text:style-name="Text_20_body">Auf Nachfrage gab es von Emanuel immer Feedback zu meinen Leistungen und durch die Gruppenmeetings und einen Zwischenvortrag auch noch von der gesamten Gruppe.</text:p>
      <text:h text:style-name="Heading_20_3" text:outline-level="3">Neue Kenntnisse und Fähigkeiten</text:h>
      <text:p text:style-name="Text_20_body">Ich konnte in meinem Praktikum meine Pythonkenntnisse vertiefen und außerdem die Graphdatenbank ArangoDB kennenlernen.</text:p>
      <text:p text:style-name="Text_20_body">Dazu habe ich eine Menge biologisches Wissen erworben. Vor allem zum Thema Parasiten, aber auch über Labortechniken und Geräte, verschiedene statistische Betrachtungen etc. Denn ich habe auch viel von den Tätigkeiten meiner Arbeitskollegen mitbekommen habe und mir immer wieder Interessante Dinge gezeigt wurden, wie zum Beispiel ein Parasitenei von Eimeria in dem der entstehende Wurm unter dem Mikroskop schon zu erkennen war.</text:p>
      <text:h text:style-name="Heading_20_2" text:outline-level="2">Fazit</text:h>
      <text:p text:style-name="Text_20_body">Das Praktikum hat mir gezeigt, wie der Arbeitsalltag an einem öffentlichen Forschungsinstitut aussieht. Außerdem hat sich mit der Parasitologie und der Betrachtung von phylogenetischen Bäumen ein weiterer Arbeitsbereich eröffnet.</text:p>
      <text:p text:style-name="Text_20_body">Ein weiteres persönliches Ziel habe ich ebenfalls erreicht: Ich werde in der Arbeitsgruppe meine Masterarbeit schreiben.</text:p>
      <text:p text:style-name="Text_20_body">Allgemein hat mir das Praktikum gezeigt, dass ich thematisch definitiv lieber in einem Forschungsinstitut arbeiten möchte, wobei ich leider auch feststellen musste, dass zumindest im öffentlichen Bereich die Bezahlung durchaus wesentlich schlechter ist.</text:p>
      <text:p text:style-name="Text_20_body">Ich habe diesbezüglich wieder festgestellt, dass ich immer wieder in dem Konflikt landen werde zwischen guter Bezahlung und für mich interessanten Arbeitsbereichen.</text:p>
      <text:p text:style-name="Text_20_body">Insgesamt war ich sehr zufrieden mit meinem Praktikum und kann jedem empfehlen etwas ähnliches zu machen, wenn man Forschung und Bioinformatik als zwei Schwerpunkte sieht.</text:p>
      <text:p text:style-name="Text_20_body">Das Team ist großartig und ich freue mich noch meine Masterarbeitszeit mit ihnen verbringen zu dürf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Helvetica, sans-serif"/>
    <style:font-face style:name="Arial4" svg:font-family="Arial, sans-serif"/>
    <style:font-face style:name="NexusSans" svg:font-family="NexusSans, Arial, Helvetica, sans-serif"/>
    <style:font-face style:name="Open Sans" svg:font-family="'Open Sans', 'Segoe UI', Frutiger, 'Frutiger Linotype', 'Dejavu Sans', 'Helvetica Neue', Arial, sans-serif"/>
    <style:font-face style:name="OpenSymbol" svg:font-family="OpenSymbol"/>
    <style:font-face style:name="Verdana" svg:font-family="Verdana, Helvetica, Arial, sans-serif"/>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hyphenation-ladder-count="no-limit" style:page-number="auto"/>
      <style:text-properties style:font-name="Arial1" fo:hyphenate="true" fo:hyphenation-remain-char-count="2" fo:hyphenation-push-char-count="2"/>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24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8pt" fo:font-style="normal" fo:font-weight="bold" style:font-size-asian="14pt" style:font-style-asian="italic" style:font-weight-asian="bold" style:font-size-complex="14pt" style:font-style-complex="italic" style:font-weight-complex="normal"/>
    </style:style>
    <style:style style:name="Signature" style:family="paragraph" style:parent-style-name="Standard" style:class="text">
      <style:paragraph-properties fo:text-align="center" style:justify-single-word="false" text:number-lines="false" text:line-number="0"/>
      <style:text-properties style:font-name="Arial2" fo:font-size="11pt" fo:font-style="italic"/>
    </style:style>
    <style:style style:name="Heading_20_3" style:display-name="Heading 3" style:family="paragraph" style:parent-style-name="Heading" style:next-style-name="Text_20_body" style:default-outline-level="3" style:class="text">
      <style:text-properties fo:font-size="14pt" fo:font-style="italic" fo:font-weight="bold" style:font-size-asian="14pt" style:font-weight-asian="bold" style:font-size-complex="14pt"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8-24T13:39:06.55</meta:creation-date>
    <dc:date>2017-08-29T13:52:30.03</dc:date>
    <meta:editing-duration>PT3H45M11S</meta:editing-duration>
    <meta:editing-cycles>6</meta:editing-cycles>
    <meta:generator>OpenOffice/4.1.1$Win32 OpenOffice.org_project/411m6$Build-9775</meta:generator>
    <meta:document-statistic meta:table-count="0" meta:image-count="0" meta:object-count="0" meta:page-count="4" meta:paragraph-count="63" meta:word-count="1061" meta:character-count="7932"/>
  </office:meta>
</office:document-meta>
</file>